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7"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Header">
      <style:paragraph-properties fo:text-align="center" style:justify-single-word="false"/>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6</text:user-defined></text:p>
          </table:table-cell>
          <table:table-cell table:style-name="Versiones.B2" office:value-type="string">
            <text:p text:style-name="P10">Corrigiendo el sexto párrafo.</text:p>
          </table:table-cell>
        </table:table-row>
        <table:table-row>
          <table:table-cell table:style-name="Versiones.A3" office:value-type="string">
            <text:p text:style-name="P9">0.5</text:p>
          </table:table-cell>
          <table:table-cell table:style-name="Versiones.B2" office:value-type="string">
            <text:p text:style-name="P10">Corrigiendo el quinto párrafo.</text:p>
          </table:table-cell>
        </table:table-row>
        <table:table-row>
          <table:table-cell table:style-name="Versiones.A2" office:value-type="string">
            <text:p text:style-name="P9">0.4</text:p>
          </table:table-cell>
          <table:table-cell table:style-name="Versiones.B2" office:value-type="string">
            <text:p text:style-name="P10">Corrigiendo el cuart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20">1. Traducción del texto<text:tab/>3</text:p>
          <text:p text:style-name="P19">1.1 Primer párrafo (corregido el día 9-X-07)<text:tab/>3</text:p>
          <text:p text:style-name="P19">1.2 Segundo párrafo (corregido el día 9-X-07)<text:tab/>3</text:p>
          <text:p text:style-name="P19">1.3 Tercer párrafo (corregido el día 9-X-07)<text:tab/>3</text:p>
          <text:p text:style-name="P19">1.4 Cuarto párrafo (corregido el día 15-X-07)<text:tab/>3</text:p>
          <text:p text:style-name="P19">1.5 Quinto párrafo (corregido el día 15-X-07)<text:tab/>4</text:p>
          <text:p text:style-name="P19">1.6 Sexto párrafo (corregido el día 15-X-07)<text:tab/>4</text:p>
          <text:p text:style-name="P19">1.7 Séptimo párrafo (corregido el día 15-X-07)<text:tab/>4</text:p>
          <text:p text:style-name="P20">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corregido el día 15-X-07)</text:h>
        <text:p text:style-name="P5">Pestañas</text:p>
        <text:p text:style-name="P5">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5"/>
        <text:h text:style-name="P14" text:outline-level="2"><text:soft-page-break/>1.5 Quinto párrafo (corregido el día 15-X-07)</text:h>
        <text:p text:style-name="P5">Seguridad</text:p>
        <text:p text:style-name="P5">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5"/>
        <text:h text:style-name="P14" text:outline-level="2">1.6 Sexto párrafo (corregido el día 15-X-07)</text:h>
        <text:p text:style-name="P5">Búsqueda</text:p>
        <text:p text:style-name="P5">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 estar bien pero ocupan mucho espacio. Firefox 2 actualmente ha copiado una utilidad muy interesante de la barra de herramientas de Google. Cuando tú empiezas a escribir términos para tu búsqueda, Firefox se anticipa a tu intención. Por ejemplo, si tú escribes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te da unas claras instrucciones en pocos pasos. En pocos segundos se puede añadir Froogle siguiendo estas explicaciones, el sitio web de comparativas de productos de Google, a la lista de motores de búsqueda de IE7.</text:p>
        <text:p text:style-name="P5"/>
        <text:h text:style-name="P14" text:outline-level="2">1.7 Séptimo párrafo (corregido el día 15-X-07)</text:h>
        <text:p text:style-name="P5">Marcadores dinámicos de noticias</text:p>
        <text:p text:style-name="P5">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te rápidamente añadir listas de titulares constantemente actualizadas desde su propio menú o marcador con uno o dos clicks. Firefox permite una opción adicional: permite añadir tus propias web RSS personalizadas de Bloglines, Google Reader o mi Yahoo!</text:p>
        <text:p text:style-name="P5"/>
        <text:h text:style-name="P14" text:outline-level="2">1.8 Octavo párrafo (sin corregir)</text:h>
        <text:p text:style-name="P5">Trucos de Firefox</text:p>
        <text:p text:style-name="P5">Quizás la mejor característica tiene el título aburrido de “restauración de sesión”. Si se tiene <text:soft-page-break/>muchos sitios web abiertos, pero inesperadamente tienes que apagar el ordenador (quizás porque se bloque el ordenador, o instalando software que necesita reiniciar), Firefox recuerda las páginas que tenía abiertas e irá de vuelta a ellos. Firefox también incorpora un nuevo corrector ortográfico inteligente. Si se fuera a escribir un correo electrónico, una entrada en un blog o un comentario en un formulario electrónico, subrayará con una línea roja las palabras dudosamente bien escritas. Haciendo un click con el botón derecho sobre la palabra se puede ver las posibles correcciones. Irónicamente, justo como hace Word de Microsoft. Esto funcionó en Hotmail, pero no en la web de correo de AIM. Mozilla dice que esto será una mejora que los administradores de web podrán habilitar o deshabilitar esta característica.</text:p>
        <text:p text:style-name="P5"/>
        <text:h text:style-name="P14" text:outline-level="2">1.9 Noveno párrafo (sin corregir)</text:h>
        <text:p text:style-name="P5">Necesario utilizar Explorer</text:p>
        <text:p text:style-name="P5">Esto es aún una ventaja que tiene IE7, principalmente, por ser el navegador más popular, los programadores algunas veces hacen sitios que se ven mejor en IE7 o incluso que sólo se ven en él. El mejor ejemplo es Kodak EasyShare Gallery (kodakgallery.com). Se puede hacer todo lo que se quiera hacer en un sitio con el navegador que se quiera utilizar, pero si se tiene 120 fotografías desde una cámara de 5 megapíxeles, la forma más fácil de subir las fotos con el denominado sin pudor “fácil subida con Internet Explorer”. No dudo que en ese caso de colisión – hay otros ejemplos de este tipo de prejuicios en toda la Red – pero esta es una razón válida de mantener a mano IE7, incluso si se planease utilizar Firefox 2 la mayoría del tiempo</text:p>
        <text:p text:style-name="P5"/>
        <text:p text:style-name="P5">Se puede descargar Firefox 2 para Windows, Mac OS y Linux desde getfirefox.com. Se puede descargar IE7 para Windows (únicamente) de <text:a xlink:type="simple" xlink:href="http://www.microsoft.com/ie">www.microsoft.com/ie</text:a></text:p>
        <text:p text:style-name="P16"><text: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Phising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phising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gest way to get news fast</text:p>
            </table:table-cell>
            <table:table-cell table:style-name="Traducciones_5f_Complicadas.C2" office:value-type="string">
              <text:p text:style-name="Table_20_Contents">la forma mejor y más rápida de obtener noticia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15-X-07</text:user-defined></text:p>
          <text:p text:style-name="P2">Versión: <text:user-defined text:name="Versión">0.6</text:user-defined></text:p>
          <text:p text:style-name="Footer"><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6</meta:user-defined>
    <meta:user-defined meta:name="Texto">2</meta:user-defined>
    <meta:user-defined meta:name="Última Revisión">15-X-07</meta:user-defined>
    <meta:document-statistic meta:table-count="2" meta:image-count="0" meta:object-count="0" meta:page-count="6" meta:paragraph-count="153" meta:word-count="1722" meta:character-count="9985"/>
  </office:meta>
</office:document-meta>
</file>